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2" draw:layer="layout" svg:width="5.5cm" svg:height="2cm" svg:x="14.5cm" svg:y="20.349cm">
          <text:p text:style-name="P1">hresQualifica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cm" svg:x="1cm" svg:y="20.349cm">
          <text:p text:style-name="P1">hresSettore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7.25cm" svg:height="4cm" svg:x="6.875cm" svg:y="15.1cm">
          <text:p text:style-name="P1">hresClassific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id="id11" draw:layer="layout" svg:x1="3.75cm" svg:y1="20.349cm" svg:x2="3.75cm" svg:y2="20.349cm" draw:start-shape="id1" draw:start-glue-point="0" draw:end-shape="id1" draw:end-glue-point="0">
          <text:p/>
        </draw:connector>
        <draw:custom-shape draw:style-name="gr1" draw:text-style-name="P2" draw:id="id7" draw:layer="layout" svg:width="5.5cm" svg:height="2cm" svg:x="14.5cm" svg:y="12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.5cm" svg:height="2cm" svg:x="7.75cm" svg:y="3.5cm">
          <text:p text:style-name="P1">sresStanza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7.25cm" svg:height="4cm" svg:x="10.95cm" svg:y="6.8cm">
          <text:p text:style-name="P1">allocOccup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0.5cm" svg:y1="3.5cm" svg:x2="10.5cm" svg:y2="3.5cm" draw:start-shape="id2" draw:start-glue-point="0" draw:end-shape="id2" draw:end-glue-point="0">
          <text:p/>
        </draw:connector>
        <draw:custom-shape draw:style-name="gr1" draw:text-style-name="P2" draw:id="id10" draw:layer="layout" svg:width="5.5cm" svg:height="2cm" svg:x="1cm" svg:y="12cm">
          <text:p text:style-name="P1">attrOgget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.5cm" svg:height="2cm" svg:x="7.75cm" svg:y="12cm">
          <text:p text:style-name="P1">attrCategor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7.25cm" svg:height="4cm" svg:x="3.475cm" svg:y="6.8cm">
          <text:p text:style-name="P1">attrSitu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5.5cm" svg:height="2cm" svg:x="14.5cm" svg:y="1cm">
          <text:p text:style-name="P1">sresDestinazione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cm" svg:y="1cm">
          <text:p text:style-name="P1">sresPlanimetri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75cm" svg:y1="1cm" svg:x2="3.75cm" svg:y2="1cm" draw:start-shape="id3" draw:start-glue-point="0" draw:end-shape="id3" draw:end-glue-point="0">
          <text:p/>
        </draw:connector>
        <draw:connector draw:style-name="gr3" draw:text-style-name="P2" draw:layer="layout" svg:x1="10.5cm" svg:y1="5.5cm" svg:x2="7.099cm" svg:y2="6.8cm" draw:start-shape="id2" draw:start-glue-point="2" draw:end-shape="id4" draw:end-glue-point="4">
          <text:p/>
        </draw:connector>
        <draw:connector draw:style-name="gr3" draw:text-style-name="P2" draw:layer="layout" svg:x1="10.5cm" svg:y1="5.5cm" svg:x2="14.574cm" svg:y2="6.8cm" draw:start-shape="id2" draw:start-glue-point="2" draw:end-shape="id5" draw:end-glue-point="4">
          <text:p/>
        </draw:connector>
        <draw:connector draw:style-name="gr3" draw:text-style-name="P2" draw:layer="layout" svg:x1="3.75cm" svg:y1="3cm" svg:x2="7.75cm" svg:y2="4.5cm" draw:start-shape="id3" draw:start-glue-point="2" draw:end-shape="id2" draw:end-glue-point="3">
          <text:p/>
        </draw:connector>
        <draw:connector draw:style-name="gr3" draw:text-style-name="P2" draw:layer="layout" svg:x1="13.25cm" svg:y1="4.5cm" svg:x2="17.25cm" svg:y2="3cm" draw:start-shape="id2" draw:start-glue-point="1" draw:end-shape="id6" draw:end-glue-point="2">
          <text:p/>
        </draw:connector>
        <draw:connector draw:style-name="gr3" draw:text-style-name="P2" draw:layer="layout" svg:x1="17.25cm" svg:y1="12cm" svg:x2="14.574cm" svg:y2="10.798cm" draw:start-shape="id7" draw:start-glue-point="0" draw:end-shape="id5" draw:end-glue-point="6">
          <text:p/>
        </draw:connector>
        <draw:connector draw:style-name="gr3" draw:text-style-name="P2" draw:layer="layout" svg:x1="10.499cm" svg:y1="15.1cm" svg:x2="17.25cm" svg:y2="14cm" draw:start-shape="id8" draw:start-glue-point="4" draw:end-shape="id7" draw:end-glue-point="2">
          <text:p/>
        </draw:connector>
        <draw:connector draw:style-name="gr3" draw:text-style-name="P2" draw:layer="layout" svg:x1="7.099cm" svg:y1="10.798cm" svg:x2="10.5cm" svg:y2="12cm" draw:start-shape="id4" draw:start-glue-point="6" draw:end-shape="id9">
          <text:p/>
        </draw:connector>
        <draw:connector draw:style-name="gr3" draw:text-style-name="P2" draw:layer="layout" svg:x1="3.75cm" svg:y1="12cm" svg:x2="7.099cm" svg:y2="10.798cm" draw:start-shape="id10" draw:start-glue-point="0" draw:end-shape="id4" draw:end-glue-point="6">
          <text:p/>
        </draw:connector>
        <draw:connector draw:style-name="gr3" draw:text-style-name="P2" draw:layer="layout" svg:x1="3.75cm" svg:y1="20.349cm" svg:x2="10.499cm" svg:y2="19.098cm" draw:start-shape="id11" draw:start-glue-point="0" draw:end-shape="id8" draw:end-glue-point="6">
          <text:p/>
        </draw:connector>
        <draw:connector draw:style-name="gr3" draw:text-style-name="P2" draw:layer="layout" svg:x1="10.499cm" svg:y1="19.098cm" svg:x2="17.25cm" svg:y2="20.349cm" draw:start-shape="id8" draw:start-glue-point="6" draw:end-shape="id12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00:45:40</meta:creation-date>
    <dc:date>2008-03-30T01:33:05</dc:date>
    <dc:language>it-IT</dc:language>
    <meta:editing-cycles>10</meta:editing-cycles>
    <meta:editing-duration>PT15M5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